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4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row-height="1.078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officeooo:rsid="0021905d" officeooo:paragraph-rsid="00247fc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4ec36a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fo:font-weight="bold" officeooo:rsid="004ec36a" officeooo:paragraph-rsid="004ec36a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7" style:family="paragraph" style:parent-style-name="Table_20_Contents">
      <style:text-properties style:font-name="Helvetica" fo:font-size="6pt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9pt" fo:font-weight="bold" officeooo:rsid="00459c73" officeooo:paragraph-rsid="00459c73" fo:background-color="transparent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9pt" fo:font-weight="normal" officeooo:rsid="00459c73" officeooo:paragraph-rsid="00459c73" fo:background-color="transparent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9pt" fo:font-weight="normal" officeooo:paragraph-rsid="00257b30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style:font-name="Helvetica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8" style:family="paragraph" style:parent-style-name="Table_20_Contents">
      <style:text-properties style:font-name="Helvetica" fo:font-size="9pt" officeooo:paragraph-rsid="00459c73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helvetica" fo:font-size="10pt" fo:font-weight="normal" officeooo:paragraph-rsid="003ab12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P35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P36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P37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9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43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P44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P45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6" style:family="paragraph" style:parent-style-name="Standard">
      <style:text-properties fo:font-size="10pt" style:font-size-asian="8.75pt" style:font-size-complex="10pt"/>
    </style:style>
    <style:style style:name="P47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8" style:family="paragraph" style:parent-style-name="Standard">
      <style:text-properties fo:font-size="6pt" style:font-size-asian="5.25pt" style:font-size-complex="6pt"/>
    </style:style>
    <style:style style:name="P4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55303e" style:font-size-asian="8pt" style:font-size-complex="8pt"/>
    </style:style>
    <style:style style:name="P50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P51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style:font-size-asian="9pt" style:font-weight-asian="bold" style:font-size-complex="9pt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weight="bold" officeooo:rsid="001f3eb3" style:font-weight-asian="bold" style:font-weight-complex="bold"/>
    </style:style>
    <style:style style:name="T7" style:family="text">
      <style:text-properties style:font-name="Arial" officeooo:rsid="001f3eb3"/>
    </style:style>
    <style:style style:name="T8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9">Cod. articolo</text:p>
            </table:table-cell>
            <table:table-cell table:style-name="Table1.A1" office:value-type="string">
              <text:p text:style-name="P29">Descrizione</text:p>
            </table:table-cell>
            <table:table-cell table:style-name="Table1.A1" office:value-type="string">
              <text:p text:style-name="P30">U.M.</text:p>
            </table:table-cell>
            <table:table-cell table:style-name="Table1.A1" office:value-type="string">
              <text:p text:style-name="P30">Q.ta</text:p>
            </table:table-cell>
            <table:table-cell table:style-name="Table1.A1" office:value-type="string">
              <text:p text:style-name="P30">Prezzo (<text:placeholder text:placeholder-type="text">&lt;o.currency_id.name or ''&gt;</text:placeholder>)</text:p>
            </table:table-cell>
            <table:table-cell table:style-name="Table1.A1" office:value-type="string">
              <text:p text:style-name="P30">Sc. %</text:p>
            </table:table-cell>
            <table:table-cell table:style-name="Table1.A1" office:value-type="string">
              <text:p text:style-name="P30">Importo (<text:placeholder text:placeholder-type="text">&lt;o.currency_id.name or ''&gt;</text:placeholder>)</text:p>
            </table:table-cell>
            <table:table-cell table:style-name="Table1.H1" office:value-type="string">
              <text:p text:style-name="P30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B3" office:value-type="string">
            <text:p text:style-name="P8"><text:placeholder text:placeholder-type="text">&lt;line.uos_id and line.uos_id.name or ''&gt;</text:placeholder></text:p>
          </table:table-cell>
          <table:table-cell table:style-name="Table1.B3" office:value-type="string">
            <text:p text:style-name="P8"><text:placeholder text:placeholder-type="text">&lt;("%1.2f" % line.quantity) or 0.00&gt;</text:placeholder></text:p>
          </table:table-cell>
          <table:table-cell table:style-name="Table1.B3" office:value-type="string">
            <text:p text:style-name="P8"><text:placeholder text:placeholder-type="text">&lt;line.price_unit or ''&gt;</text:placeholder></text:p>
          </table:table-cell>
          <table:table-cell table:style-name="Table1.B3" office:value-type="string">
            <text:p text:style-name="P8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8"><text:placeholder text:placeholder-type="text">&lt;line.price_subtotal or ''&gt;</text:placeholder></text:p>
          </table:table-cell>
          <table:table-cell table:style-name="Table1.B3" office:value-type="string">
            <text:p text:style-name="P31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3.3" style:family="table-row">
      <style:table-row-properties style:min-row-height="1.348cm"/>
    </style:style>
    <style:style style:name="Table3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e3.E3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879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2" style:family="table">
      <style:table-properties style:width="9.292cm" table:align="margins"/>
    </style:style>
    <style:style style:name="Table2.A" style:family="table-column">
      <style:table-column-properties style:column-width="3.097cm" style:rel-column-width="2184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background-color="#ffffcc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min-row-height="0.106cm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55303e" style:font-size-asian="8pt" style:font-size-complex="8pt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MP1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MP17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MP30" style:family="paragraph" style:parent-style-name="Standard">
      <style:text-properties fo:font-size="10pt" style:font-size-asian="8.75pt" style:font-size-complex="10pt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fo:font-weight="bold" officeooo:rsid="00459c73" officeooo:paragraph-rsid="00459c73" fo:background-color="transparent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4ec36a" style:font-size-asian="9pt" style:font-weight-asian="normal" style:font-size-complex="9pt" style:font-weight-complex="normal"/>
    </style:style>
    <style:style style:name="MP33" style:family="paragraph" style:parent-style-name="Table_20_Contents">
      <style:paragraph-properties fo:text-align="end" style:justify-single-word="false"/>
      <style:text-properties style:font-name="Arial" fo:font-size="9pt" fo:font-weight="bold" officeooo:rsid="004ec36a" officeooo:paragraph-rsid="004ec36a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start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end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9pt" fo:font-weight="normal" officeooo:rsid="00459c73" officeooo:paragraph-rsid="00459c73" fo:background-color="transparent" style:font-size-asian="9pt" style:font-weight-asian="normal" style:font-size-complex="9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8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MP42" style:family="paragraph" style:parent-style-name="Table_20_Contents">
      <style:text-properties style:font-name="Helvetica" fo:font-size="9pt" officeooo:paragraph-rsid="00459c73" style:font-size-asian="9pt" style:font-size-complex="9pt"/>
    </style:style>
    <style:style style:name="MP43" style:family="paragraph" style:parent-style-name="Table_20_Contents">
      <style:text-properties style:font-name="Helvetica" fo:font-size="9pt" style:font-size-asian="9pt" style:font-size-complex="9pt"/>
    </style:style>
    <style:style style:name="MP44" style:family="paragraph" style:parent-style-name="Table_20_Contents">
      <style:paragraph-properties fo:text-align="center" style:justify-single-word="false"/>
      <style:text-properties style:font-name="Helvetica" fo:font-size="9pt" fo:font-weight="normal" officeooo:paragraph-rsid="00257b30" style:font-size-asian="9pt" style:font-weight-asian="normal" style:font-size-complex="9pt" style:font-weight-complex="normal"/>
    </style:style>
    <style:style style:name="MP4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officeooo:rsid="001f3eb3" style:font-weight-asian="bold" style:font-weight-complex="bold"/>
    </style:style>
    <style:style style:name="MT9" style:family="text">
      <style:text-properties style:font-name="Arial" officeooo:rsid="001f3eb3"/>
    </style:style>
    <style:style style:name="MT10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svg:height="5.38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2"><text:placeholder text:placeholder-type="text">&lt;o.address_invoice_id.street or ''&gt;</text:placeholder> <text:placeholder text:placeholder-type="text">&lt;o.address_invoice_id.street2 or ''&gt;</text:placeholder></text:p>
                    <text:p text:style-name="MP13"><text:placeholder text:placeholder-type="text">&lt;o.address_invoice_id.zip or ''&gt;</text:placeholder> <text:placeholder text:placeholder-type="text">&lt;o.address_invoice_id.city or ''&gt;</text:placeholder></text:p>
                    <text:p text:style-name="MP14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5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5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6"/>
                    <text:p text:style-name="MP17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8">N° documento</text:p>
              <text:p text:style-name="MP19"/>
              <text:p text:style-name="MP20"><text:placeholder text:placeholder-type="text">&lt;o.number or ''&gt;</text:placeholder></text:p>
            </table:table-cell>
            <table:table-cell table:style-name="Table3.A2" office:value-type="string">
              <text:p text:style-name="MP18">Data emissione</text:p>
              <text:p text:style-name="MP18"/>
              <text:p text:style-name="MP21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8">Ref. commerciale</text:p>
              <text:p text:style-name="MP18"/>
              <text:p text:style-name="MP22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o</text:p>
              <text:p text:style-name="MP23"/>
              <text:p text:style-name="MP22"><text:placeholder text:placeholder-type="text">&lt;get_selection_item(o,'type')&gt;</text:placeholder></text:p>
            </table:table-cell>
            <table:table-cell table:style-name="Table3.A2" office:value-type="string">
              <text:p text:style-name="MP24">Cod. Cliente</text:p>
              <text:p text:style-name="MP18"/>
              <text:p text:style-name="MP25"><text:placeholder text:placeholder-type="text">&lt;o.partner_id.ref or ''&gt;</text:placeholder></text:p>
            </table:table-cell>
            <table:table-cell table:style-name="Table3.F2" office:value-type="string">
              <text:p text:style-name="MP24">Pag.</text:p>
              <text:p text:style-name="MP24"/>
              <text:p text:style-name="MP26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MP24">Descrizione pagamento</text:p>
              <text:p text:style-name="MP24"/>
              <text:p text:style-name="MP27"><text:placeholder text:placeholder-type="text">&lt;o.payment_term and o.payment_term.name or ''&gt;</text:placeholder></text:p>
              <text:p text:style-name="MP28"/>
            </table:table-cell>
            <table:covered-table-cell/>
            <table:table-cell table:style-name="Table3.A3" table:number-columns-spanned="2" office:value-type="string">
              <text:p text:style-name="MP24">Ns. IBAN</text:p>
              <text:p text:style-name="MP24"/>
              <text:p text:style-name="MP29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4">BIC / SWIFT</text:p>
              <text:p text:style-name="MP24"/>
              <text:p text:style-name="MP29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31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32"/>
                  </table:table-cell>
                  <table:table-cell table:style-name="Table2.B1" office:value-type="string">
                    <text:p text:style-name="MP33">Imponibile</text:p>
                  </table:table-cell>
                  <table:table-cell table:style-name="Table2.B1" office:value-type="string">
                    <text:p text:style-name="MP33">Importo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34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A2" office:value-type="string">
                    <text:p text:style-name="MP34"><text:placeholder text:placeholder-type="text">&lt;line.name.replace('(debito)','').replace('(credito)','') or ''&gt;</text:placeholder></text:p>
                  </table:table-cell>
                  <table:table-cell table:style-name="Table2.A2" office:value-type="string">
                    <text:p text:style-name="MP35"><text:placeholder text:placeholder-type="text">&lt;line.base or ''&gt;</text:placeholder></text:p>
                  </table:table-cell>
                  <table:table-cell table:style-name="Table2.A2" office:value-type="string">
                    <text:p text:style-name="MP35"><text:placeholder text:placeholder-type="text">&lt;line.amount or ''&gt;</text:placeholder>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34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6"/>
            </table:table-cell>
            <table:table-cell table:style-name="Table6.A1" office:value-type="string">
              <text:p text:style-name="MP37">Totale imponibile (<text:span text:style-name="MT11"><text:placeholder text:placeholder-type="text">&lt;o.currency_id.name or ''&gt;</text:placeholder></text:span>)</text:p>
              <text:p text:style-name="MP38"/>
              <text:p text:style-name="MP39"><text:span text:style-name="MT7"><text:placeholder text:placeholder-type="text">&lt;o.amount_untaxed&gt;</text:placeholder></text:span></text:p>
            </table:table-cell>
            <table:table-cell table:style-name="Table6.C1" office:value-type="string">
              <text:p text:style-name="MP37">Totale IVA (<text:span text:style-name="MT11"><text:placeholder text:placeholder-type="text">&lt;o.currency_id.name or ''&gt;</text:placeholder></text:span>)</text:p>
              <text:p text:style-name="MP40"/>
              <text:p text:style-name="MP41"><text:placeholder text:placeholder-type="text">&lt;o.amount_tax&gt;</text:placeholder></text:p>
            </table:table-cell>
          </table:table-row>
          <table:table-row table:style-name="Table6.2">
            <table:table-cell table:style-name="Table6.A2" office:value-type="string">
              <text:p text:style-name="MP42">Note</text:p>
              <text:p text:style-name="MP43"/>
              <text:p text:style-name="MP44"><text:placeholder text:placeholder-type="text">&lt;o.comment or ''&gt;</text:placeholder></text:p>
            </table:table-cell>
            <table:table-cell table:style-name="Table6.B2" table:number-columns-spanned="2" office:value-type="string">
              <text:p text:style-name="MP40">Totale documento (<text:placeholder text:placeholder-type="text">&lt;o.currency_id.name or ''&gt;</text:placeholder>)</text:p>
              <text:p text:style-name="MP40"/>
              <text:p text:style-name="MP39"><text:span text:style-name="MT7"><text:placeholder text:placeholder-type="text">&lt;o.amount_total&gt;</text:placeholder></text:span></text:p>
              <text:p text:style-name="MP39"><text:span text:style-name="MT7"/></text:p>
            </table:table-cell>
            <table:covered-table-cell/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3-30T17:56:18</dc:date>
    <meta:editing-duration>PT43H14M07S</meta:editing-duration>
    <meta:editing-cycles>218</meta:editing-cycles>
    <meta:generator>OpenOffice.org/3.2$Linux OpenOffice.org_project/320m19$Build-9505</meta:generator>
    <dc:creator>elbati </dc:creator>
    <meta:document-statistic meta:table-count="5" meta:image-count="0" meta:object-count="0" meta:page-count="1" meta:paragraph-count="67" meta:word-count="233" meta:character-count="2476"/>
    <meta:user-defined meta:name="Info 1">http://localhost:8069</meta:user-defined>
    <meta:user-defined meta:name="Info 2"/>
    <meta:user-defined meta:name="Info 3"/>
    <meta:user-defined meta:name="Info 4"/>
  </office:meta>
</office:document-meta>
</file>